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34785714285714cm"/>
    </style:style>
    <style:style style:name="co2" style:family="table-column">
      <style:table-column-properties fo:break-before="auto" style:column-width="4.17285714285714cm"/>
    </style:style>
    <style:style style:name="co3" style:family="table-column">
      <style:table-column-properties fo:break-before="auto" style:column-width="2.2527380952381cm"/>
    </style:style>
    <style:style style:name="co4" style:family="table-column">
      <style:table-column-properties fo:break-before="auto" style:column-width="1.9352380952381cm"/>
    </style:style>
    <style:style style:name="ro1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1">
            <text:p>Problem Name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Optimal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td dev</text:p>
          </table:table-cell>
          <table:table-cell office:value-type="string" table:style-name="ce1">
            <text:p>Std error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%full model</text:p>
          </table:table-cell>
          <table:table-cell office:value-type="string" table:style-name="ce1">
            <text:p>h for 01</text:p>
          </table:table-cell>
          <table:table-cell office:value-type="string" table:style-name="ce1">
            <text:p>States</text:p>
          </table:table-cell>
          <table:table-cell office:value-type="string" table:style-name="ce1">
            <text:p>Actions</text:p>
          </table:table-cell>
          <table:table-cell office:value-type="string" table:style-name="ce1">
            <text:p>Time Savings %</text:p>
          </table:table-cell>
          <table:table-cell office:value-type="string" table:style-name="ce1">
            <text:p>Cost saving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corner</text:p>
          </table:table-cell>
          <table:table-cell office:value-type="string" table:style-name="ce1">
            <text:p>LAO</text:p>
          </table:table-cell>
          <table:table-cell office:value-type="float" office:value="89.47" table:style-name="ce1">
            <text:p>89.47</text:p>
          </table:table-cell>
          <table:table-cell office:value-type="float" office:value="86.34" table:style-name="ce1">
            <text:p>86.34</text:p>
          </table:table-cell>
          <table:table-cell office:value-type="float" office:value="24.01" table:style-name="ce1">
            <text:p>24.01</text:p>
          </table:table-cell>
          <table:table-cell office:value-type="float" office:value="2.4010000000000002" table:formula="of:=[.E2]/10" table:style-name="ce1">
            <text:p>2.401</text:p>
          </table:table-cell>
          <table:table-cell office:value-type="float" office:value="0.02" table:style-name="ce1">
            <text:p>0.02</text:p>
          </table:table-cell>
          <table:table-cell table:number-columns-repeated="2" table:style-name="ce1"/>
          <table:table-cell office:value-type="float" office:value="3201" table:style-name="ce1">
            <text:p>3201</text:p>
          </table:table-cell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20-corner</text:p>
          </table:table-cell>
          <table:table-cell office:value-type="string" table:style-name="ce1">
            <text:p>DET (MLOD)</text:p>
          </table:table-cell>
          <table:table-cell office:value-type="float" office:value="20" table:style-name="ce1">
            <text:p>20</text:p>
          </table:table-cell>
          <table:table-cell office:value-type="float" office:value="152.41" table:style-name="ce1">
            <text:p>152.41</text:p>
          </table:table-cell>
          <table:table-cell office:value-type="float" office:value="75.260000000000005" table:style-name="ce1">
            <text:p>75.26</text:p>
          </table:table-cell>
          <table:table-cell office:value-type="float" office:value="7.5260000000000007" table:formula="of:=[.E3]/10" table:style-name="ce1">
            <text:p>7.526</text:p>
          </table:table-cell>
          <table:table-cell office:value-type="float" office:value="5.0000000000000001E-3" table:style-name="ce1">
            <text:p>0.005</text:p>
          </table:table-cell>
          <table:table-cell table:number-columns-repeated="2" table:style-name="ce1"/>
          <table:table-cell office:value-type="float" office:value="3201" table:style-name="ce1">
            <text:p>3201</text:p>
          </table:table-cell>
          <table:table-cell office:value-type="float" office:value="8" table:style-name="ce1">
            <text:p>8</text:p>
          </table:table-cell>
          <table:table-cell office:value-type="float" office:value="75" table:formula="of:=([.G2]-[.G3])/[.G2]*100" table:style-name="ce1">
            <text:p>75</text:p>
          </table:table-cell>
          <table:table-cell office:value-type="float" office:value="76.523048413249924" table:formula="of:=([.D3]-[.D2])/[.D2]*100" table:style-name="ce1">
            <text:p>76.523048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corner</text:p>
          </table:table-cell>
          <table:table-cell office:value-type="string" table:style-name="ce1">
            <text:p>ALLD</text:p>
          </table:table-cell>
          <table:table-cell office:value-type="float" office:value="20" table:style-name="ce1">
            <text:p>20</text:p>
          </table:table-cell>
          <table:table-cell office:value-type="float" office:value="104.9" table:style-name="ce1">
            <text:p>104.9</text:p>
          </table:table-cell>
          <table:table-cell office:value-type="float" office:value="43.61" table:style-name="ce1">
            <text:p>43.61</text:p>
          </table:table-cell>
          <table:table-cell office:value-type="float" office:value="4.3609999999999998" table:formula="of:=[.E4]/10" table:style-name="ce1">
            <text:p>4.361</text:p>
          </table:table-cell>
          <table:table-cell office:value-type="float" office:value="7.0000000000000001E-3" table:style-name="ce1">
            <text:p>0.007</text:p>
          </table:table-cell>
          <table:table-cell table:number-columns-repeated="4" table:style-name="ce1"/>
          <table:table-cell office:value-type="float" office:value="65" table:formula="of:=([.G2]-[.G4])/[.G2]*100" table:style-name="ce1">
            <text:p>65</text:p>
          </table:table-cell>
          <table:table-cell office:value-type="float" office:value="21.496409543664583" table:formula="of:=([.D4]-[.D2])/[.D2]*100" table:style-name="ce1">
            <text:p>21.496409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corner</text:p>
          </table:table-cell>
          <table:table-cell office:value-type="string" table:style-name="ce1">
            <text:p>01RM</text:p>
          </table:table-cell>
          <table:table-cell office:value-type="float" office:value="89.47" table:style-name="ce1">
            <text:p>89.47</text:p>
          </table:table-cell>
          <table:table-cell office:value-type="float" office:value="92.48" table:style-name="ce1">
            <text:p>92.48</text:p>
          </table:table-cell>
          <table:table-cell office:value-type="float" office:value="25.62" table:style-name="ce1">
            <text:p>25.62</text:p>
          </table:table-cell>
          <table:table-cell office:value-type="float" office:value="2.5620000000000003" table:formula="of:=[.E5]/10" table:style-name="ce1">
            <text:p>2.562</text:p>
          </table:table-cell>
          <table:table-cell office:value-type="float" office:value="0.01" table:style-name="ce1">
            <text:p>0.01</text:p>
          </table:table-cell>
          <table:table-cell office:value-type="float" office:value="12.46" table:style-name="ce1">
            <text:p>12.46</text:p>
          </table:table-cell>
          <table:table-cell office:value-type="string" table:style-name="ce1">
            <text:p>SO MANY</text:p>
          </table:table-cell>
          <table:table-cell office:value-type="float" office:value="3201" table:style-name="ce1">
            <text:p>3201</text:p>
          </table:table-cell>
          <table:table-cell office:value-type="float" office:value="8" table:style-name="ce1">
            <text:p>8</text:p>
          </table:table-cell>
          <table:table-cell office:value-type="float" office:value="50" table:formula="of:=([.G2]-[.G5])/[.G2]*100" table:style-name="ce1">
            <text:p>50</text:p>
          </table:table-cell>
          <table:table-cell office:value-type="float" office:value="7.1114199675700718" table:formula="of:=([.D5]-[.D2])/[.D2]*100" table:style-name="ce1">
            <text:p>7.1114199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corner</text:p>
          </table:table-cell>
          <table:table-cell office:value-type="string" table:style-name="ce1">
            <text:p>ACARM</text:p>
          </table:table-cell>
          <table:table-cell office:value-type="float" office:value="89.47" table:style-name="ce1">
            <text:p>89.47</text:p>
          </table:table-cell>
          <table:table-cell office:value-type="float" office:value="87.39" table:style-name="ce1">
            <text:p>87.39</text:p>
          </table:table-cell>
          <table:table-cell office:value-type="float" office:value="23.87" table:style-name="ce1">
            <text:p>23.87</text:p>
          </table:table-cell>
          <table:table-cell office:value-type="float" office:value="2.387" table:formula="of:=[.E6]/10" table:style-name="ce1">
            <text:p>2.387</text:p>
          </table:table-cell>
          <table:table-cell office:value-type="float" office:value="0.01" table:style-name="ce1">
            <text:p>0.01</text:p>
          </table:table-cell>
          <table:table-cell office:value-type="float" office:value="12.46" table:style-name="ce1">
            <text:p>12.46</text:p>
          </table:table-cell>
          <table:table-cell table:style-name="ce1"/>
          <table:table-cell office:value-type="float" office:value="3201" table:style-name="ce1">
            <text:p>3201</text:p>
          </table:table-cell>
          <table:table-cell office:value-type="float" office:value="8" table:style-name="ce1">
            <text:p>8</text:p>
          </table:table-cell>
          <table:table-cell office:value-type="float" office:value="50" table:formula="of:=([.G2]-[.G6])/[.G2]*100" table:style-name="ce1">
            <text:p>50</text:p>
          </table:table-cell>
          <table:table-cell office:value-type="float" office:value="1.2161223071577452" table:formula="of:=([.D6]-[.D2])/[.D2]*100" table:style-name="ce1">
            <text:p>1.21612230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corner</text:p>
          </table:table-cell>
          <table:table-cell office:value-type="string" table:style-name="ce1">
            <text:p>FLARES-0</text:p>
          </table:table-cell>
          <table:table-cell office:value-type="float" office:value="44.97" table:style-name="ce1">
            <text:p>44.97</text:p>
          </table:table-cell>
          <table:table-cell office:value-type="float" office:value="157.51" table:style-name="ce1">
            <text:p>157.51</text:p>
          </table:table-cell>
          <table:table-cell office:value-type="float" office:value="78.69" table:style-name="ce1">
            <text:p>78.69</text:p>
          </table:table-cell>
          <table:table-cell office:value-type="float" office:value="7.8689999999999998" table:formula="of:=[.E7]/10" table:style-name="ce1">
            <text:p>7.869</text:p>
          </table:table-cell>
          <table:table-cell office:value-type="float" office:value="6.0000000000000001E-3" table:style-name="ce1">
            <text:p>0.006</text:p>
          </table:table-cell>
          <table:table-cell table:number-columns-repeated="4" table:style-name="ce1"/>
          <table:table-cell office:value-type="float" office:value="70" table:formula="of:=([.G2]-[.G7])/[.G2]*100" table:style-name="ce1">
            <text:p>70</text:p>
          </table:table-cell>
          <table:table-cell office:value-type="float" office:value="82.42992819087327" table:formula="of:=([.D7]-[.D2])/[.D2]*100" table:style-name="ce1">
            <text:p>82.4299281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corner</text:p>
          </table:table-cell>
          <table:table-cell office:value-type="string" table:style-name="ce1">
            <text:p>FLARES-1</text:p>
          </table:table-cell>
          <table:table-cell office:value-type="float" office:value="87.87" table:style-name="ce1">
            <text:p>87.87</text:p>
          </table:table-cell>
          <table:table-cell office:value-type="float" office:value="93.7" table:style-name="ce1">
            <text:p>93.7</text:p>
          </table:table-cell>
          <table:table-cell office:value-type="float" office:value="26.84" table:style-name="ce1">
            <text:p>26.84</text:p>
          </table:table-cell>
          <table:table-cell office:value-type="float" office:value="2.6840000000000002" table:formula="of:=[.E8]/10" table:style-name="ce1">
            <text:p>2.684</text:p>
          </table:table-cell>
          <table:table-cell office:value-type="float" office:value="0.02" table:style-name="ce1">
            <text:p>0.02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office:value-type="float" office:value="8.5244382673152632" table:formula="of:=([.D8]-[.D2])/[.D2]*100" table:style-name="ce1">
            <text:p>8.52443826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0-corner</text:p>
          </table:table-cell>
          <table:table-cell office:value-type="string" table:style-name="ce1">
            <text:p>LAO</text:p>
          </table:table-cell>
          <table:table-cell office:value-type="float" office:value="178.208" table:style-name="ce1">
            <text:p>178.208</text:p>
          </table:table-cell>
          <table:table-cell office:value-type="float" office:value="176.2" table:style-name="ce1">
            <text:p>176.2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3.9979999999999998" table:formula="of:=[.E10]/10" table:style-name="ce1">
            <text:p>3.998</text:p>
          </table:table-cell>
          <table:table-cell office:value-type="float" office:value="0.51" table:style-name="ce1">
            <text:p>0.51</text:p>
          </table:table-cell>
          <table:table-cell table:number-columns-repeated="2" table:style-name="ce1"/>
          <table:table-cell office:value-type="float" office:value="12801" table:style-name="ce1">
            <text:p>12801</text:p>
          </table:table-cell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40-corner</text:p>
          </table:table-cell>
          <table:table-cell office:value-type="string" table:style-name="ce1">
            <text:p>DET (MLOD)</text:p>
          </table:table-cell>
          <table:table-cell office:value-type="float" office:value="40" table:style-name="ce1">
            <text:p>40</text:p>
          </table:table-cell>
          <table:table-cell office:value-type="float" office:value="287.81" table:style-name="ce1">
            <text:p>287.81</text:p>
          </table:table-cell>
          <table:table-cell office:value-type="float" office:value="90.177999999999997" table:style-name="ce1">
            <text:p>90.178</text:p>
          </table:table-cell>
          <table:table-cell office:value-type="float" office:value="9.0177999999999994" table:formula="of:=[.E11]/10" table:style-name="ce1">
            <text:p>9.0178</text:p>
          </table:table-cell>
          <table:table-cell office:value-type="float" office:value="0.23" table:style-name="ce1">
            <text:p>0.23</text:p>
          </table:table-cell>
          <table:table-cell table:number-columns-repeated="2" table:style-name="ce1"/>
          <table:table-cell office:value-type="float" office:value="12801" table:style-name="ce1">
            <text:p>12801</text:p>
          </table:table-cell>
          <table:table-cell office:value-type="float" office:value="8" table:style-name="ce1">
            <text:p>8</text:p>
          </table:table-cell>
          <table:table-cell office:value-type="float" office:value="54.901960784313729" table:formula="of:=([.G10]-[.G11])/[.G10]*100" table:style-name="ce1">
            <text:p>54.90196078</text:p>
          </table:table-cell>
          <table:table-cell office:value-type="float" office:value="63.342792281498305" table:formula="of:=([.D11]-[.D10])/[.D10]*100" table:style-name="ce1">
            <text:p>63.342792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corner</text:p>
          </table:table-cell>
          <table:table-cell office:value-type="string" table:style-name="ce1">
            <text:p>ALLD</text:p>
          </table:table-cell>
          <table:table-cell office:value-type="float" office:value="40" table:style-name="ce1">
            <text:p>40</text:p>
          </table:table-cell>
          <table:table-cell office:value-type="float" office:value="227.26" table:style-name="ce1">
            <text:p>227.26</text:p>
          </table:table-cell>
          <table:table-cell office:value-type="float" office:value="43.18" table:style-name="ce1">
            <text:p>43.18</text:p>
          </table:table-cell>
          <table:table-cell office:value-type="float" office:value="4.3179999999999996" table:formula="of:=[.E12]/10" table:style-name="ce1">
            <text:p>4.318</text:p>
          </table:table-cell>
          <table:table-cell office:value-type="float" office:value="0.3" table:style-name="ce1">
            <text:p>0.3</text:p>
          </table:table-cell>
          <table:table-cell table:number-columns-repeated="4" table:style-name="ce1"/>
          <table:table-cell office:value-type="float" office:value="41.176470588235297" table:formula="of:=([.G10]-[.G12])/[.G10]*100" table:style-name="ce1">
            <text:p>41.17647059</text:p>
          </table:table-cell>
          <table:table-cell office:value-type="float" office:value="28.978433598183884" table:formula="of:=([.D12]-[.D10])/[.D10]*100" table:style-name="ce1">
            <text:p>28.97843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corner</text:p>
          </table:table-cell>
          <table:table-cell office:value-type="string" table:style-name="ce1">
            <text:p>01RM</text:p>
          </table:table-cell>
          <table:table-cell office:value-type="float" office:value="178.208" table:style-name="ce1">
            <text:p>178.208</text:p>
          </table:table-cell>
          <table:table-cell office:value-type="float" office:value="176.5" table:style-name="ce1">
            <text:p>176.5</text:p>
          </table:table-cell>
          <table:table-cell office:value-type="float" office:value="38.26" table:style-name="ce1">
            <text:p>38.26</text:p>
          </table:table-cell>
          <table:table-cell office:value-type="float" office:value="3.8259999999999996" table:formula="of:=[.E13]/10" table:style-name="ce1">
            <text:p>3.826</text:p>
          </table:table-cell>
          <table:table-cell office:value-type="float" office:value="0.17" table:style-name="ce1">
            <text:p>0.17</text:p>
          </table:table-cell>
          <table:table-cell office:value-type="float" office:value="12.49" table:style-name="ce1">
            <text:p>12.49</text:p>
          </table:table-cell>
          <table:table-cell table:style-name="ce1"/>
          <table:table-cell office:value-type="float" office:value="12801" table:style-name="ce1">
            <text:p>12801</text:p>
          </table:table-cell>
          <table:table-cell office:value-type="float" office:value="8" table:style-name="ce1">
            <text:p>8</text:p>
          </table:table-cell>
          <table:table-cell office:value-type="float" office:value="66.666666666666657" table:formula="of:=([.G10]-[.G13])/[.G10]*100" table:style-name="ce1">
            <text:p>66.66666667</text:p>
          </table:table-cell>
          <table:table-cell office:value-type="float" office:value="0.17026106696935947" table:formula="of:=([.D13]-[.D10])/[.D10]*100" table:style-name="ce1">
            <text:p>0.1702610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corner</text:p>
          </table:table-cell>
          <table:table-cell office:value-type="string" table:style-name="ce1">
            <text:p>ACARM</text:p>
          </table:table-cell>
          <table:table-cell office:value-type="float" office:value="178.21" table:style-name="ce1">
            <text:p>178.21</text:p>
          </table:table-cell>
          <table:table-cell office:value-type="float" office:value="176.66" table:style-name="ce1">
            <text:p>176.66</text:p>
          </table:table-cell>
          <table:table-cell office:value-type="float" office:value="32.18" table:style-name="ce1">
            <text:p>32.18</text:p>
          </table:table-cell>
          <table:table-cell office:value-type="float" office:value="3.218" table:formula="of:=[.E14]/10" table:style-name="ce1">
            <text:p>3.218</text:p>
          </table:table-cell>
          <table:table-cell office:value-type="float" office:value="0.22" table:style-name="ce1">
            <text:p>0.22</text:p>
          </table:table-cell>
          <table:table-cell office:value-type="float" office:value="12.49" table:style-name="ce1">
            <text:p>12.49</text:p>
          </table:table-cell>
          <table:table-cell table:style-name="ce1"/>
          <table:table-cell office:value-type="float" office:value="12801" table:style-name="ce1">
            <text:p>12801</text:p>
          </table:table-cell>
          <table:table-cell office:value-type="float" office:value="8" table:style-name="ce1">
            <text:p>8</text:p>
          </table:table-cell>
          <table:table-cell office:value-type="float" office:value="56.862745098039227" table:formula="of:=([.G10]-[.G14])/[.G10]*100" table:style-name="ce1">
            <text:p>56.8627451</text:p>
          </table:table-cell>
          <table:table-cell office:value-type="float" office:value="0.26106696935301249" table:formula="of:=([.D14]-[.D10])/[.D10]*100" table:style-name="ce1">
            <text:p>0.2610669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corner</text:p>
          </table:table-cell>
          <table:table-cell office:value-type="string" table:style-name="ce1">
            <text:p>FLARES-0</text:p>
          </table:table-cell>
          <table:table-cell office:value-type="float" office:value="60.24" table:style-name="ce1">
            <text:p>60.24</text:p>
          </table:table-cell>
          <table:table-cell office:value-type="float" office:value="372.62" table:style-name="ce1">
            <text:p>372.62</text:p>
          </table:table-cell>
          <table:table-cell office:value-type="float" office:value="106.11" table:style-name="ce1">
            <text:p>106.11</text:p>
          </table:table-cell>
          <table:table-cell office:value-type="float" office:value="10.611000000000001" table:formula="of:=[.E15]/10" table:style-name="ce1">
            <text:p>10.611</text:p>
          </table:table-cell>
          <table:table-cell office:value-type="float" office:value="0.05" table:style-name="ce1">
            <text:p>0.05</text:p>
          </table:table-cell>
          <table:table-cell table:number-columns-repeated="4" table:style-name="ce1"/>
          <table:table-cell office:value-type="float" office:value="90.196078431372555" table:formula="of:=([.G10]-[.G15])/[.G10]*100" table:style-name="ce1">
            <text:p>90.19607843</text:p>
          </table:table-cell>
          <table:table-cell office:value-type="float" office:value="111.47559591373441" table:formula="of:=([.D15]-[.D10])/[.D10]*100" table:style-name="ce1">
            <text:p>111.47559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corner</text:p>
          </table:table-cell>
          <table:table-cell office:value-type="string" table:style-name="ce1">
            <text:p>FLARES-1</text:p>
          </table:table-cell>
          <table:table-cell office:value-type="float" office:value="174.97" table:style-name="ce1">
            <text:p>174.97</text:p>
          </table:table-cell>
          <table:table-cell office:value-type="float" office:value="182.68" table:style-name="ce1">
            <text:p>182.68</text:p>
          </table:table-cell>
          <table:table-cell office:value-type="float" office:value="42.37" table:style-name="ce1">
            <text:p>42.37</text:p>
          </table:table-cell>
          <table:table-cell office:value-type="float" office:value="4.2370000000000001" table:formula="of:=[.E16]/10" table:style-name="ce1">
            <text:p>4.237</text:p>
          </table:table-cell>
          <table:table-cell office:value-type="float" office:value="0.12" table:style-name="ce1">
            <text:p>0.12</text:p>
          </table:table-cell>
          <table:table-cell table:number-columns-repeated="4" table:style-name="ce1"/>
          <table:table-cell office:value-type="float" office:value="76.47058823529413" table:formula="of:=([.G10]-[.G16])/[.G10] * 100" table:style-name="ce1">
            <text:p>76.47058824</text:p>
          </table:table-cell>
          <table:table-cell office:value-type="float" office:value="3.6776390465380357" table:formula="of:=([.D16]-[.D10])/[.D10]*100" table:style-name="ce1">
            <text:p>3.67763904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0-corner</text:p>
          </table:table-cell>
          <table:table-cell office:value-type="string" table:style-name="ce1">
            <text:p>LAO</text:p>
          </table:table-cell>
          <table:table-cell office:value-type="float" office:value="351.85199999999998" table:style-name="ce1">
            <text:p>351.852</text:p>
          </table:table-cell>
          <table:table-cell office:value-type="float" office:value="347.83" table:style-name="ce1">
            <text:p>347.83</text:p>
          </table:table-cell>
          <table:table-cell office:value-type="float" office:value="52.73" table:style-name="ce1">
            <text:p>52.73</text:p>
          </table:table-cell>
          <table:table-cell office:value-type="float" office:value="5.2729999999999997" table:formula="of:=[.E18]/10" table:style-name="ce1">
            <text:p>5.273</text:p>
          </table:table-cell>
          <table:table-cell office:value-type="float" office:value="1.996" table:style-name="ce1">
            <text:p>1.996</text:p>
          </table:table-cell>
          <table:table-cell table:number-columns-repeated="2" table:style-name="ce1"/>
          <table:table-cell office:value-type="float" office:value="51201" table:style-name="ce1">
            <text:p>51201</text:p>
          </table:table-cell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80-corner</text:p>
          </table:table-cell>
          <table:table-cell office:value-type="string" table:style-name="ce1">
            <text:p>DET (MLOD)</text:p>
          </table:table-cell>
          <table:table-cell office:value-type="float" office:value="80" table:style-name="ce1">
            <text:p>80</text:p>
          </table:table-cell>
          <table:table-cell office:value-type="float" office:value="484.14" table:style-name="ce1">
            <text:p>484.14</text:p>
          </table:table-cell>
          <table:table-cell office:value-type="float" office:value="37.79" table:style-name="ce1">
            <text:p>37.79</text:p>
          </table:table-cell>
          <table:table-cell office:value-type="float" office:value="3.7789999999999999" table:formula="of:=[.E19]/10" table:style-name="ce1">
            <text:p>3.779</text:p>
          </table:table-cell>
          <table:table-cell office:value-type="float" office:value="0.71" table:style-name="ce1">
            <text:p>0.71</text:p>
          </table:table-cell>
          <table:table-cell table:number-columns-repeated="2" table:style-name="ce1"/>
          <table:table-cell office:value-type="float" office:value="51201" table:style-name="ce1">
            <text:p>51201</text:p>
          </table:table-cell>
          <table:table-cell office:value-type="float" office:value="8" table:style-name="ce1">
            <text:p>8</text:p>
          </table:table-cell>
          <table:table-cell office:value-type="float" office:value="64.428857715430865" table:formula="of:=([.G18]-[.G19])/[.G18]*100" table:style-name="ce1">
            <text:p>64.42885772</text:p>
          </table:table-cell>
          <table:table-cell office:value-type="float" office:value="39.188684127303567" table:formula="of:=([.D19]-[.D18])/[.D18]*100" table:style-name="ce1">
            <text:p>39.188684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corner</text:p>
          </table:table-cell>
          <table:table-cell office:value-type="string" table:style-name="ce1">
            <text:p>ALLD</text:p>
          </table:table-cell>
          <table:table-cell office:value-type="float" office:value="80" table:style-name="ce1">
            <text:p>80</text:p>
          </table:table-cell>
          <table:table-cell office:value-type="float" office:value="460.08" table:style-name="ce1">
            <text:p>460.08</text:p>
          </table:table-cell>
          <table:table-cell office:value-type="float" office:value="47.96" table:style-name="ce1">
            <text:p>47.96</text:p>
          </table:table-cell>
          <table:table-cell office:value-type="float" office:value="4.7960000000000003" table:formula="of:=[.E20]/10" table:style-name="ce1">
            <text:p>4.796</text:p>
          </table:table-cell>
          <table:table-cell office:value-type="float" office:value="0.61" table:style-name="ce1">
            <text:p>0.61</text:p>
          </table:table-cell>
          <table:table-cell table:number-columns-repeated="4" table:style-name="ce1"/>
          <table:table-cell office:value-type="float" office:value="69.438877755511029" table:formula="of:=([.G18]-[.G20])/[.G18]*100" table:style-name="ce1">
            <text:p>69.43887776</text:p>
          </table:table-cell>
          <table:table-cell office:value-type="float" office:value="32.271511945490616" table:formula="of:=([.D20]-[.D18])/[.D18]*100" table:style-name="ce1">
            <text:p>32.271511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corner</text:p>
          </table:table-cell>
          <table:table-cell office:value-type="string" table:style-name="ce1">
            <text:p>01RM</text:p>
          </table:table-cell>
          <table:table-cell office:value-type="float" office:value="351.85199999999998" table:style-name="ce1">
            <text:p>351.852</text:p>
          </table:table-cell>
          <table:table-cell office:value-type="float" office:value="340.82" table:style-name="ce1">
            <text:p>340.82</text:p>
          </table:table-cell>
          <table:table-cell office:value-type="float" office:value="52.19" table:style-name="ce1">
            <text:p>52.19</text:p>
          </table:table-cell>
          <table:table-cell office:value-type="float" office:value="5.2189999999999994" table:formula="of:=[.E21]/10" table:style-name="ce1">
            <text:p>5.219</text:p>
          </table:table-cell>
          <table:table-cell office:value-type="float" office:value="0.88" table:style-name="ce1">
            <text:p>0.88</text:p>
          </table:table-cell>
          <table:table-cell office:value-type="float" office:value="12.49" table:style-name="ce1">
            <text:p>12.49</text:p>
          </table:table-cell>
          <table:table-cell table:style-name="ce1"/>
          <table:table-cell office:value-type="float" office:value="51201" table:style-name="ce1">
            <text:p>51201</text:p>
          </table:table-cell>
          <table:table-cell office:value-type="float" office:value="8" table:style-name="ce1">
            <text:p>8</text:p>
          </table:table-cell>
          <table:table-cell office:value-type="float" office:value="55.91182364729459" table:formula="of:=([.G18]-[.G21])/[.G18]*100" table:style-name="ce1">
            <text:p>55.91182365</text:p>
          </table:table-cell>
          <table:table-cell office:value-type="float" office:value="-2.0153523272863154" table:formula="of:=([.D21]-[.D18])/[.D18]*100" table:style-name="ce1">
            <text:p>-2.0153523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corner</text:p>
          </table:table-cell>
          <table:table-cell office:value-type="string" table:style-name="ce1">
            <text:p>ACARM</text:p>
          </table:table-cell>
          <table:table-cell office:value-type="float" office:value="351.85199999999998" table:style-name="ce1">
            <text:p>351.852</text:p>
          </table:table-cell>
          <table:table-cell office:value-type="float" office:value="338.07" table:style-name="ce1">
            <text:p>338.07</text:p>
          </table:table-cell>
          <table:table-cell office:value-type="float" office:value="52.24" table:style-name="ce1">
            <text:p>52.24</text:p>
          </table:table-cell>
          <table:table-cell office:value-type="float" office:value="5.2240000000000002" table:formula="of:=[.E22]/10" table:style-name="ce1">
            <text:p>5.224</text:p>
          </table:table-cell>
          <table:table-cell office:value-type="float" office:value="0.88" table:style-name="ce1">
            <text:p>0.88</text:p>
          </table:table-cell>
          <table:table-cell office:value-type="float" office:value="12.49" table:style-name="ce1">
            <text:p>12.49</text:p>
          </table:table-cell>
          <table:table-cell table:number-columns-repeated="3" table:style-name="ce1"/>
          <table:table-cell office:value-type="float" office:value="55.91182364729459" table:formula="of:=([.G18]-[.G22])/[.G18]*100" table:style-name="ce1">
            <text:p>55.91182365</text:p>
          </table:table-cell>
          <table:table-cell office:value-type="float" office:value="-0.80687753066134627" table:formula="of:=([.D22]-[.D21])/[.D21]*100" table:style-name="ce1">
            <text:p>-0.8068775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corner</text:p>
          </table:table-cell>
          <table:table-cell office:value-type="string" table:style-name="ce1">
            <text:p>FLARES-0</text:p>
          </table:table-cell>
          <table:table-cell office:value-type="float" office:value="102.67" table:style-name="ce1">
            <text:p>102.67</text:p>
          </table:table-cell>
          <table:table-cell office:value-type="float" office:value="496.67" table:style-name="ce1">
            <text:p>496.67</text:p>
          </table:table-cell>
          <table:table-cell office:value-type="float" office:value="15.76" table:style-name="ce1">
            <text:p>15.76</text:p>
          </table:table-cell>
          <table:table-cell office:value-type="float" office:value="1.5760000000000001" table:formula="of:=[.E23]/10" table:style-name="ce1">
            <text:p>1.576</text:p>
          </table:table-cell>
          <table:table-cell office:value-type="float" office:value="0.75" table:style-name="ce1">
            <text:p>0.75</text:p>
          </table:table-cell>
          <table:table-cell table:number-columns-repeated="4" table:style-name="ce1"/>
          <table:table-cell office:value-type="float" office:value="62.424849699398798" table:formula="of:=([.G18]-[.G23])/[.G18]*100" table:style-name="ce1">
            <text:p>62.4248497</text:p>
          </table:table-cell>
          <table:table-cell office:value-type="float" office:value="42.791018601040747" table:formula="of:=([.D23]-[.D18])/[.D18]*100" table:style-name="ce1">
            <text:p>42.79101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corner</text:p>
          </table:table-cell>
          <table:table-cell office:value-type="string" table:style-name="ce1">
            <text:p>FLARES-1</text:p>
          </table:table-cell>
          <table:table-cell office:value-type="float" office:value="348.24" table:style-name="ce1">
            <text:p>348.24</text:p>
          </table:table-cell>
          <table:table-cell office:value-type="float" office:value="365.32" table:style-name="ce1">
            <text:p>365.32</text:p>
          </table:table-cell>
          <table:table-cell office:value-type="float" office:value="57.29" table:style-name="ce1">
            <text:p>57.29</text:p>
          </table:table-cell>
          <table:table-cell office:value-type="float" office:value="5.7290000000000001" table:formula="of:=[.E24]/10" table:style-name="ce1">
            <text:p>5.729</text:p>
          </table:table-cell>
          <table:table-cell office:value-type="float" office:value="1.61" table:style-name="ce1">
            <text:p>1.61</text:p>
          </table:table-cell>
          <table:table-cell table:number-columns-repeated="4" table:style-name="ce1"/>
          <table:table-cell office:value-type="float" office:value="19.338677354709414" table:formula="of:=([.G18]-[.G24])/[.G18]*100" table:style-name="ce1">
            <text:p>19.33867735</text:p>
          </table:table-cell>
          <table:table-cell office:value-type="float" office:value="5.0283184314176488" table:formula="of:=([.D24]-[.D18])/[.D18]*100" table:style-name="ce1">
            <text:p>5.02831843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-middle</text:p>
          </table:table-cell>
          <table:table-cell office:value-type="string" table:style-name="ce1">
            <text:p>LAO</text:p>
          </table:table-cell>
          <table:table-cell office:value-type="float" office:value="47.23" table:style-name="ce1">
            <text:p>47.23</text:p>
          </table:table-cell>
          <table:table-cell office:value-type="float" office:value="46.55" table:style-name="ce1">
            <text:p>46.55</text:p>
          </table:table-cell>
          <table:table-cell office:value-type="float" office:value="16.18" table:style-name="ce1">
            <text:p>16.18</text:p>
          </table:table-cell>
          <table:table-cell office:value-type="float" office:value="1.6179999999999999" table:formula="of:=[.E26]/10" table:style-name="ce1">
            <text:p>1.618</text:p>
          </table:table-cell>
          <table:table-cell office:value-type="float" office:value="0.02" table:style-name="ce1">
            <text:p>0.02</text:p>
          </table:table-cell>
          <table:table-cell table:number-columns-repeated="2" table:style-name="ce1"/>
          <table:table-cell office:value-type="float" office:value="3201" table:style-name="ce1">
            <text:p>3201</text:p>
          </table:table-cell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20-middle</text:p>
          </table:table-cell>
          <table:table-cell office:value-type="string" table:style-name="ce1">
            <text:p>DET (MLOD)</text:p>
          </table:table-cell>
          <table:table-cell office:value-type="float" office:value="11" table:style-name="ce1">
            <text:p>11</text:p>
          </table:table-cell>
          <table:table-cell office:value-type="float" office:value="88.08" table:style-name="ce1">
            <text:p>88.08</text:p>
          </table:table-cell>
          <table:table-cell office:value-type="float" office:value="56.08" table:style-name="ce1">
            <text:p>56.08</text:p>
          </table:table-cell>
          <table:table-cell office:value-type="float" office:value="5.6079999999999997" table:formula="of:=[.E27]/10" table:style-name="ce1">
            <text:p>5.608</text:p>
          </table:table-cell>
          <table:table-cell office:value-type="float" office:value="0.02" table:style-name="ce1">
            <text:p>0.02</text:p>
          </table:table-cell>
          <table:table-cell table:number-columns-repeated="2" table:style-name="ce1"/>
          <table:table-cell office:value-type="float" office:value="3201" table:style-name="ce1">
            <text:p>3201</text:p>
          </table:table-cell>
          <table:table-cell office:value-type="float" office:value="8" table:style-name="ce1">
            <text:p>8</text:p>
          </table:table-cell>
          <table:table-cell office:value-type="float" office:value="65" table:formula="of:=([.G26]-[.G28])/[.G26]*100" table:style-name="ce1">
            <text:p>65</text:p>
          </table:table-cell>
          <table:table-cell office:value-type="float" office:value="89.215896885069824" table:formula="of:=([.D27]-[.D26])/[.D26]*100" table:style-name="ce1">
            <text:p>89.215896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middle</text:p>
          </table:table-cell>
          <table:table-cell office:value-type="string" table:style-name="ce1">
            <text:p>ALLD</text:p>
          </table:table-cell>
          <table:table-cell office:value-type="float" office:value="11" table:style-name="ce1">
            <text:p>11</text:p>
          </table:table-cell>
          <table:table-cell office:value-type="float" office:value="51.5" table:style-name="ce1">
            <text:p>51.5</text:p>
          </table:table-cell>
          <table:table-cell office:value-type="float" office:value="20.95" table:style-name="ce1">
            <text:p>20.95</text:p>
          </table:table-cell>
          <table:table-cell office:value-type="float" office:value="2.0949999999999998" table:formula="of:=[.E28]/10" table:style-name="ce1">
            <text:p>2.095</text:p>
          </table:table-cell>
          <table:table-cell office:value-type="float" office:value="7.0000000000000001E-3" table:style-name="ce1">
            <text:p>0.007</text:p>
          </table:table-cell>
          <table:table-cell table:number-columns-repeated="4" table:style-name="ce1"/>
          <table:table-cell office:value-type="float" office:value="65" table:formula="of:=([.G26]-[.G28])/[.G26]*100" table:style-name="ce1">
            <text:p>65</text:p>
          </table:table-cell>
          <table:table-cell office:value-type="float" office:value="10.633727175080566" table:formula="of:=([.D28]-[.D26])/[.D26]*100" table:style-name="ce1">
            <text:p>10.633727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middle</text:p>
          </table:table-cell>
          <table:table-cell office:value-type="string" table:style-name="ce1">
            <text:p>01RM</text:p>
          </table:table-cell>
          <table:table-cell office:value-type="float" office:value="47.23" table:style-name="ce1">
            <text:p>47.23</text:p>
          </table:table-cell>
          <table:table-cell office:value-type="float" office:value="45.79" table:style-name="ce1">
            <text:p>45.79</text:p>
          </table:table-cell>
          <table:table-cell office:value-type="float" office:value="17.78" table:style-name="ce1">
            <text:p>17.78</text:p>
          </table:table-cell>
          <table:table-cell office:value-type="float" office:value="1.778" table:formula="of:=[.E29]/10" table:style-name="ce1">
            <text:p>1.778</text:p>
          </table:table-cell>
          <table:table-cell office:value-type="float" office:value="0.01" table:style-name="ce1">
            <text:p>0.01</text:p>
          </table:table-cell>
          <table:table-cell office:value-type="float" office:value="12.465" table:style-name="ce1">
            <text:p>12.465</text:p>
          </table:table-cell>
          <table:table-cell table:style-name="ce1"/>
          <table:table-cell office:value-type="float" office:value="3201" table:style-name="ce1">
            <text:p>3201</text:p>
          </table:table-cell>
          <table:table-cell office:value-type="float" office:value="8" table:style-name="ce1">
            <text:p>8</text:p>
          </table:table-cell>
          <table:table-cell office:value-type="float" office:value="50" table:formula="of:=([.G26]-[.G29])/[.G26]*100" table:style-name="ce1">
            <text:p>50</text:p>
          </table:table-cell>
          <table:table-cell office:value-type="float" office:value="-1.6326530612244858" table:formula="of:=([.D29]-[.D26])/[.D26]*100" table:style-name="ce1">
            <text:p>-1.6326530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middle</text:p>
          </table:table-cell>
          <table:table-cell office:value-type="string" table:style-name="ce1">
            <text:p>ACARM</text:p>
          </table:table-cell>
          <table:table-cell office:value-type="float" office:value="47.23" table:style-name="ce1">
            <text:p>47.23</text:p>
          </table:table-cell>
          <table:table-cell office:value-type="float" office:value="45.94" table:style-name="ce1">
            <text:p>45.94</text:p>
          </table:table-cell>
          <table:table-cell office:value-type="float" office:value="16.21" table:style-name="ce1">
            <text:p>16.21</text:p>
          </table:table-cell>
          <table:table-cell office:value-type="float" office:value="1.621" table:formula="of:=[.E30]/10" table:style-name="ce1">
            <text:p>1.621</text:p>
          </table:table-cell>
          <table:table-cell office:value-type="float" office:value="0.01" table:style-name="ce1">
            <text:p>0.01</text:p>
          </table:table-cell>
          <table:table-cell office:value-type="float" office:value="12.465" table:style-name="ce1">
            <text:p>12.465</text:p>
          </table:table-cell>
          <table:table-cell table:style-name="ce1"/>
          <table:table-cell office:value-type="float" office:value="3201" table:style-name="ce1">
            <text:p>3201</text:p>
          </table:table-cell>
          <table:table-cell office:value-type="float" office:value="8" table:style-name="ce1">
            <text:p>8</text:p>
          </table:table-cell>
          <table:table-cell office:value-type="float" office:value="50" table:formula="of:=([.G26]-[.G30])/[.G26]*100" table:style-name="ce1">
            <text:p>50</text:p>
          </table:table-cell>
          <table:table-cell office:value-type="float" office:value="-1.3104189044038657" table:formula="of:=([.D30]-[.D26])/[.D26]*100" table:style-name="ce1">
            <text:p>-1.31041890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middle</text:p>
          </table:table-cell>
          <table:table-cell office:value-type="string" table:style-name="ce1">
            <text:p>FLARES-0</text:p>
          </table:table-cell>
          <table:table-cell office:value-type="float" office:value="23.6" table:style-name="ce1">
            <text:p>23.6</text:p>
          </table:table-cell>
          <table:table-cell office:value-type="float" office:value="65.56" table:style-name="ce1">
            <text:p>65.56</text:p>
          </table:table-cell>
          <table:table-cell office:value-type="float" office:value="46.34" table:style-name="ce1">
            <text:p>46.34</text:p>
          </table:table-cell>
          <table:table-cell office:value-type="float" office:value="4.6340000000000003" table:formula="of:=[.E31]/10" table:style-name="ce1">
            <text:p>4.63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4" table:style-name="ce1"/>
          <table:table-cell office:value-type="float" office:value="80" table:formula="of:=([.G26]-[.G31])/[.G26]*100" table:style-name="ce1">
            <text:p>80</text:p>
          </table:table-cell>
          <table:table-cell office:value-type="float" office:value="40.83780880773363" table:formula="of:=([.D31]-[.D26])/[.D26]*100" table:style-name="ce1">
            <text:p>40.837808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-middle</text:p>
          </table:table-cell>
          <table:table-cell office:value-type="string" table:style-name="ce1">
            <text:p>FLARES-1</text:p>
          </table:table-cell>
          <table:table-cell office:value-type="float" office:value="45.15" table:style-name="ce1">
            <text:p>45.15</text:p>
          </table:table-cell>
          <table:table-cell office:value-type="float" office:value="48.47" table:style-name="ce1">
            <text:p>48.47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2.0100000000000002" table:formula="of:=[.E32]/10" table:style-name="ce1">
            <text:p>2.01</text:p>
          </table:table-cell>
          <table:table-cell office:value-type="float" office:value="7.0000000000000001E-3" table:style-name="ce1">
            <text:p>0.007</text:p>
          </table:table-cell>
          <table:table-cell table:number-columns-repeated="4" table:style-name="ce1"/>
          <table:table-cell office:value-type="float" office:value="65" table:formula="of:=([.G26]-[.G32])/[.G26]*100" table:style-name="ce1">
            <text:p>65</text:p>
          </table:table-cell>
          <table:table-cell office:value-type="float" office:value="4.1245972073039781" table:formula="of:=([.D32]-[.D26])/[.D26]*100" table:style-name="ce1">
            <text:p>4.12459720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0-middle</text:p>
          </table:table-cell>
          <table:table-cell office:value-type="string" table:style-name="ce1">
            <text:p>LAO</text:p>
          </table:table-cell>
          <table:table-cell office:value-type="float" office:value="93.265000000000001" table:style-name="ce1">
            <text:p>93.265</text:p>
          </table:table-cell>
          <table:table-cell office:value-type="float" office:value="90.45" table:style-name="ce1">
            <text:p>90.45</text:p>
          </table:table-cell>
          <table:table-cell office:value-type="float" office:value="26.5" table:style-name="ce1">
            <text:p>26.5</text:p>
          </table:table-cell>
          <table:table-cell office:value-type="float" office:value="2.65" table:formula="of:=[.E34]/10" table:style-name="ce1">
            <text:p>2.65</text:p>
          </table:table-cell>
          <table:table-cell office:value-type="float" office:value="0.2" table:style-name="ce1">
            <text:p>0.2</text:p>
          </table:table-cell>
          <table:table-cell table:number-columns-repeated="2" table:style-name="ce1"/>
          <table:table-cell office:value-type="float" office:value="12801" table:style-name="ce1">
            <text:p>12801</text:p>
          </table:table-cell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40-middle</text:p>
          </table:table-cell>
          <table:table-cell office:value-type="string" table:style-name="ce1">
            <text:p>DET (MLOD)</text:p>
          </table:table-cell>
          <table:table-cell office:value-type="float" office:value="21" table:style-name="ce1">
            <text:p>21</text:p>
          </table:table-cell>
          <table:table-cell office:value-type="float" office:value="149.82" table:style-name="ce1">
            <text:p>149.82</text:p>
          </table:table-cell>
          <table:table-cell office:value-type="float" office:value="69.38" table:style-name="ce1">
            <text:p>69.38</text:p>
          </table:table-cell>
          <table:table-cell office:value-type="float" office:value="6.9379999999999997" table:formula="of:=[.E35]/10" table:style-name="ce1">
            <text:p>6.938</text:p>
          </table:table-cell>
          <table:table-cell office:value-type="float" office:value="0.08" table:style-name="ce1">
            <text:p>0.08</text:p>
          </table:table-cell>
          <table:table-cell table:number-columns-repeated="2" table:style-name="ce1"/>
          <table:table-cell office:value-type="float" office:value="12801" table:style-name="ce1">
            <text:p>12801</text:p>
          </table:table-cell>
          <table:table-cell office:value-type="float" office:value="8" table:style-name="ce1">
            <text:p>8</text:p>
          </table:table-cell>
          <table:table-cell office:value-type="float" office:value="60" table:formula="of:=([.G34]-[.G35])/[.G34]*100" table:style-name="ce1">
            <text:p>60</text:p>
          </table:table-cell>
          <table:table-cell office:value-type="float" office:value="65.63847429519069" table:formula="of:=([.D35]-[.D34])/[.D34]*100" table:style-name="ce1">
            <text:p>65.63847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middle</text:p>
          </table:table-cell>
          <table:table-cell office:value-type="string" table:style-name="ce1">
            <text:p>ALLD</text:p>
          </table:table-cell>
          <table:table-cell office:value-type="float" office:value="21" table:style-name="ce1">
            <text:p>21</text:p>
          </table:table-cell>
          <table:table-cell office:value-type="float" office:value="113.11" table:style-name="ce1">
            <text:p>113.11</text:p>
          </table:table-cell>
          <table:table-cell office:value-type="float" office:value="28.96" table:style-name="ce1">
            <text:p>28.96</text:p>
          </table:table-cell>
          <table:table-cell office:value-type="float" office:value="2.8959999999999999" table:formula="of:=[.E36]/10" table:style-name="ce1">
            <text:p>2.896</text:p>
          </table:table-cell>
          <table:table-cell office:value-type="float" office:value="7.0000000000000007E-2" table:style-name="ce1">
            <text:p>0.07</text:p>
          </table:table-cell>
          <table:table-cell table:number-columns-repeated="4" table:style-name="ce1"/>
          <table:table-cell office:value-type="float" office:value="65" table:formula="of:=([.G34]-[.G36])/[.G34]*100" table:style-name="ce1">
            <text:p>65</text:p>
          </table:table-cell>
          <table:table-cell office:value-type="float" office:value="25.052515201768927" table:formula="of:=([.D36]-[.D34])/[.D34]*100" table:style-name="ce1">
            <text:p>25.0525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middle</text:p>
          </table:table-cell>
          <table:table-cell office:value-type="string" table:style-name="ce1">
            <text:p>01RM</text:p>
          </table:table-cell>
          <table:table-cell office:value-type="float" office:value="93.26" table:style-name="ce1">
            <text:p>93.26</text:p>
          </table:table-cell>
          <table:table-cell office:value-type="float" office:value="93.24" table:style-name="ce1">
            <text:p>93.24</text:p>
          </table:table-cell>
          <table:table-cell office:value-type="float" office:value="25.15" table:style-name="ce1">
            <text:p>25.15</text:p>
          </table:table-cell>
          <table:table-cell office:value-type="float" office:value="2.5149999999999997" table:formula="of:=[.E37]/10" table:style-name="ce1">
            <text:p>2.5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2.49" table:style-name="ce1">
            <text:p>12.49</text:p>
          </table:table-cell>
          <table:table-cell table:style-name="ce1"/>
          <table:table-cell office:value-type="float" office:value="12801" table:style-name="ce1">
            <text:p>12801</text:p>
          </table:table-cell>
          <table:table-cell office:value-type="float" office:value="8" table:style-name="ce1">
            <text:p>8</text:p>
          </table:table-cell>
          <table:table-cell office:value-type="float" office:value="30" table:formula="of:=([.G34]-[.G37])/[.G34]*100" table:style-name="ce1">
            <text:p>30</text:p>
          </table:table-cell>
          <table:table-cell office:value-type="float" office:value="3.0845771144278515" table:formula="of:=([.D37]-[.D34])/[.D34]*100" table:style-name="ce1">
            <text:p>3.0845771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middle</text:p>
          </table:table-cell>
          <table:table-cell office:value-type="string" table:style-name="ce1">
            <text:p>ACARM</text:p>
          </table:table-cell>
          <table:table-cell office:value-type="float" office:value="93.265000000000001" table:style-name="ce1">
            <text:p>93.265</text:p>
          </table:table-cell>
          <table:table-cell office:value-type="float" office:value="90.8" table:style-name="ce1">
            <text:p>90.8</text:p>
          </table:table-cell>
          <table:table-cell office:value-type="float" office:value="24.51" table:style-name="ce1">
            <text:p>24.51</text:p>
          </table:table-cell>
          <table:table-cell office:value-type="float" office:value="2.4510000000000001" table:formula="of:=[.E38]/10" table:style-name="ce1">
            <text:p>2.451</text:p>
          </table:table-cell>
          <table:table-cell office:value-type="float" office:value="0.15" table:style-name="ce1">
            <text:p>0.15</text:p>
          </table:table-cell>
          <table:table-cell office:value-type="float" office:value="12.49" table:style-name="ce1">
            <text:p>12.49</text:p>
          </table:table-cell>
          <table:table-cell table:style-name="ce1"/>
          <table:table-cell office:value-type="float" office:value="12801" table:style-name="ce1">
            <text:p>12801</text:p>
          </table:table-cell>
          <table:table-cell office:value-type="float" office:value="8" table:style-name="ce1">
            <text:p>8</text:p>
          </table:table-cell>
          <table:table-cell office:value-type="float" office:value="25.000000000000007" table:formula="of:=([.G34]-[.G38])/[.G34]*100" table:style-name="ce1">
            <text:p>25</text:p>
          </table:table-cell>
          <table:table-cell office:value-type="float" office:value="0.38695411829739557" table:formula="of:=([.D38]-[.D34])/[.D34]*100" table:style-name="ce1">
            <text:p>0.3869541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middle</text:p>
          </table:table-cell>
          <table:table-cell office:value-type="string" table:style-name="ce1">
            <text:p>FLARES-0</text:p>
          </table:table-cell>
          <table:table-cell office:value-type="float" office:value="46.82" table:style-name="ce1">
            <text:p>46.82</text:p>
          </table:table-cell>
          <table:table-cell office:value-type="float" office:value="142.77000000000001" table:style-name="ce1">
            <text:p>142.77</text:p>
          </table:table-cell>
          <table:table-cell office:value-type="float" office:value="78.069999999999993" table:style-name="ce1">
            <text:p>78.07</text:p>
          </table:table-cell>
          <table:table-cell office:value-type="float" office:value="7.8069999999999995" table:formula="of:=[.E39]/10" table:style-name="ce1">
            <text:p>7.807</text:p>
          </table:table-cell>
          <table:table-cell office:value-type="float" office:value="0.03" table:style-name="ce1">
            <text:p>0.03</text:p>
          </table:table-cell>
          <table:table-cell table:number-columns-repeated="4" table:style-name="ce1"/>
          <table:table-cell office:value-type="float" office:value="85" table:formula="of:=([.G34]-[.G39])/[.G34]*100" table:style-name="ce1">
            <text:p>85</text:p>
          </table:table-cell>
          <table:table-cell office:value-type="float" office:value="57.844112769485911" table:formula="of:=([.D39]-[.D34])/[.D34]*100" table:style-name="ce1">
            <text:p>57.84411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0-middle</text:p>
          </table:table-cell>
          <table:table-cell office:value-type="string" table:style-name="ce1">
            <text:p>FLARES-1</text:p>
          </table:table-cell>
          <table:table-cell office:value-type="float" office:value="89.98" table:style-name="ce1">
            <text:p>89.98</text:p>
          </table:table-cell>
          <table:table-cell office:value-type="float" office:value="92.95" table:style-name="ce1">
            <text:p>92.95</text:p>
          </table:table-cell>
          <table:table-cell office:value-type="float" office:value="28.02" table:style-name="ce1">
            <text:p>28.02</text:p>
          </table:table-cell>
          <table:table-cell office:value-type="float" office:value="2.802" table:formula="of:=[.E40]/10" table:style-name="ce1">
            <text:p>2.802</text:p>
          </table:table-cell>
          <table:table-cell office:value-type="float" office:value="0.06" table:style-name="ce1">
            <text:p>0.06</text:p>
          </table:table-cell>
          <table:table-cell table:number-columns-repeated="4" table:style-name="ce1"/>
          <table:table-cell office:value-type="float" office:value="70" table:formula="of:=([.G34]-[.G40])/[.G34]*100" table:style-name="ce1">
            <text:p>70</text:p>
          </table:table-cell>
          <table:table-cell office:value-type="float" office:value="2.7639579878385847" table:formula="of:=([.D40]-[.D34])/[.D34]*100" table:style-name="ce1">
            <text:p>2.7639579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0-middle</text:p>
          </table:table-cell>
          <table:table-cell office:value-type="string" table:style-name="ce1">
            <text:p>LAO</text:p>
          </table:table-cell>
          <table:table-cell office:value-type="float" office:value="181.553" table:style-name="ce1">
            <text:p>181.553</text:p>
          </table:table-cell>
          <table:table-cell office:value-type="float" office:value="188.32" table:style-name="ce1">
            <text:p>188.32</text:p>
          </table:table-cell>
          <table:table-cell office:value-type="float" office:value="46.69" table:style-name="ce1">
            <text:p>46.69</text:p>
          </table:table-cell>
          <table:table-cell office:value-type="float" office:value="4.6689999999999996" table:formula="of:=[.E42]/10" table:style-name="ce1">
            <text:p>4.669</text:p>
          </table:table-cell>
          <table:table-cell office:value-type="float" office:value="1.42" table:style-name="ce1">
            <text:p>1.42</text:p>
          </table:table-cell>
          <table:table-cell table:number-columns-repeated="2" table:style-name="ce1"/>
          <table:table-cell office:value-type="float" office:value="51201" table:style-name="ce1">
            <text:p>51201</text:p>
          </table:table-cell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80-middle</text:p>
          </table:table-cell>
          <table:table-cell office:value-type="string" table:style-name="ce1">
            <text:p>DET (MLOD)</text:p>
          </table:table-cell>
          <table:table-cell office:value-type="float" office:value="41" table:style-name="ce1">
            <text:p>41</text:p>
          </table:table-cell>
          <table:table-cell office:value-type="float" office:value="292.7" table:style-name="ce1">
            <text:p>292.7</text:p>
          </table:table-cell>
          <table:table-cell office:value-type="float" office:value="90.02" table:style-name="ce1">
            <text:p>90.02</text:p>
          </table:table-cell>
          <table:table-cell office:value-type="float" office:value="9.0019999999999989" table:formula="of:=[.E43]/10" table:style-name="ce1">
            <text:p>9.002</text:p>
          </table:table-cell>
          <table:table-cell office:value-type="float" office:value="0.88" table:style-name="ce1">
            <text:p>0.88</text:p>
          </table:table-cell>
          <table:table-cell table:number-columns-repeated="2" table:style-name="ce1"/>
          <table:table-cell office:value-type="float" office:value="51201" table:style-name="ce1">
            <text:p>51201</text:p>
          </table:table-cell>
          <table:table-cell office:value-type="float" office:value="8" table:style-name="ce1">
            <text:p>8</text:p>
          </table:table-cell>
          <table:table-cell office:value-type="float" office:value="38.028169014084504" table:formula="of:=([.G42]-[.G43])/[.G42]*100" table:style-name="ce1">
            <text:p>38.02816901</text:p>
          </table:table-cell>
          <table:table-cell office:value-type="float" office:value="61.220139573568048" table:formula="of:=([.D43]-[.C42])/[.C42]*100" table:style-name="ce1">
            <text:p>61.220139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middle</text:p>
          </table:table-cell>
          <table:table-cell office:value-type="string" table:style-name="ce1">
            <text:p>ALLD</text:p>
          </table:table-cell>
          <table:table-cell office:value-type="float" office:value="41" table:style-name="ce1">
            <text:p>41</text:p>
          </table:table-cell>
          <table:table-cell office:value-type="float" office:value="227.5" table:style-name="ce1">
            <text:p>227.5</text:p>
          </table:table-cell>
          <table:table-cell office:value-type="float" office:value="43.3" table:style-name="ce1">
            <text:p>43.3</text:p>
          </table:table-cell>
          <table:table-cell office:value-type="float" office:value="4.33" table:formula="of:=[.E44]/10" table:style-name="ce1">
            <text:p>4.33</text:p>
          </table:table-cell>
          <table:table-cell office:value-type="float" office:value="0.95" table:style-name="ce1">
            <text:p>0.95</text:p>
          </table:table-cell>
          <table:table-cell table:number-columns-repeated="4" table:style-name="ce1"/>
          <table:table-cell office:value-type="float" office:value="33.098591549295776" table:formula="of:=([.G42]-[.G44])/[.G42]*100" table:style-name="ce1">
            <text:p>33.09859155</text:p>
          </table:table-cell>
          <table:table-cell office:value-type="float" office:value="25.307761369958087" table:formula="of:=([.D44]-[.C42])/[.C42]*100" table:style-name="ce1">
            <text:p>25.307761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middle</text:p>
          </table:table-cell>
          <table:table-cell office:value-type="string" table:style-name="ce1">
            <text:p>01RM</text:p>
          </table:table-cell>
          <table:table-cell office:value-type="float" office:value="181.553" table:style-name="ce1">
            <text:p>181.553</text:p>
          </table:table-cell>
          <table:table-cell office:value-type="float" office:value="189.9" table:style-name="ce1">
            <text:p>189.9</text:p>
          </table:table-cell>
          <table:table-cell office:value-type="float" office:value="44.12" table:style-name="ce1">
            <text:p>44.12</text:p>
          </table:table-cell>
          <table:table-cell office:value-type="float" office:value="4.4119999999999999" table:formula="of:=[.E45]/10" table:style-name="ce1">
            <text:p>4.412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2.5" table:style-name="ce1">
            <text:p>12.5</text:p>
          </table:table-cell>
          <table:table-cell table:style-name="ce1"/>
          <table:table-cell office:value-type="float" office:value="51201" table:style-name="ce1">
            <text:p>51201</text:p>
          </table:table-cell>
          <table:table-cell office:value-type="float" office:value="8" table:style-name="ce1">
            <text:p>8</text:p>
          </table:table-cell>
          <table:table-cell office:value-type="float" office:value="18.30985915492958" table:formula="of:=([.G42]-[.G45])/[.G42]*100" table:style-name="ce1">
            <text:p>18.30985915</text:p>
          </table:table-cell>
          <table:table-cell office:value-type="float" office:value="4.5975555347474337" table:formula="of:=([.D45]-[.C42])/[.C42]*100" table:style-name="ce1">
            <text:p>4.5975555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middle</text:p>
          </table:table-cell>
          <table:table-cell office:value-type="string" table:style-name="ce1">
            <text:p>ACARM</text:p>
          </table:table-cell>
          <table:table-cell office:value-type="float" office:value="181.553" table:style-name="ce1">
            <text:p>181.553</text:p>
          </table:table-cell>
          <table:table-cell office:value-type="float" office:value="181.45" table:style-name="ce1">
            <text:p>181.45</text:p>
          </table:table-cell>
          <table:table-cell office:value-type="float" office:value="37.75" table:style-name="ce1">
            <text:p>37.75</text:p>
          </table:table-cell>
          <table:table-cell office:value-type="float" office:value="3.7749999999999999" table:formula="of:=[.E46]/10" table:style-name="ce1">
            <text:p>3.775</text:p>
          </table:table-cell>
          <table:table-cell office:value-type="float" office:value="0.97" table:style-name="ce1">
            <text:p>0.97</text:p>
          </table:table-cell>
          <table:table-cell office:value-type="float" office:value="12.5" table:style-name="ce1">
            <text:p>12.5</text:p>
          </table:table-cell>
          <table:table-cell table:style-name="ce1"/>
          <table:table-cell office:value-type="float" office:value="51201" table:style-name="ce1">
            <text:p>51201</text:p>
          </table:table-cell>
          <table:table-cell office:value-type="float" office:value="8" table:style-name="ce1">
            <text:p>8</text:p>
          </table:table-cell>
          <table:table-cell office:value-type="float" office:value="31.69014084507042" table:formula="of:=([.G42]-[.G46])/[.G42]*100" table:style-name="ce1">
            <text:p>31.69014085</text:p>
          </table:table-cell>
          <table:table-cell office:value-type="float" office:value="-5.6732744708161607E-2" table:formula="of:=([.D46]-[.C42])/[.C42]*100" table:style-name="ce1">
            <text:p>-0.05673274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middle</text:p>
          </table:table-cell>
          <table:table-cell office:value-type="string" table:style-name="ce1">
            <text:p>FLARES-0</text:p>
          </table:table-cell>
          <table:table-cell office:value-type="float" office:value="60.78" table:style-name="ce1">
            <text:p>60.78</text:p>
          </table:table-cell>
          <table:table-cell office:value-type="float" office:value="354.07" table:style-name="ce1">
            <text:p>354.07</text:p>
          </table:table-cell>
          <table:table-cell office:value-type="float" office:value="115.04" table:style-name="ce1">
            <text:p>115.04</text:p>
          </table:table-cell>
          <table:table-cell office:value-type="float" office:value="11.504000000000001" table:formula="of:=[.E47]/10" table:style-name="ce1">
            <text:p>11.504</text:p>
          </table:table-cell>
          <table:table-cell office:value-type="float" office:value="0.43" table:style-name="ce1">
            <text:p>0.43</text:p>
          </table:table-cell>
          <table:table-cell table:number-columns-repeated="4" table:style-name="ce1"/>
          <table:table-cell office:value-type="float" office:value="69.718309859154942" table:formula="of:=([.G42]-[.G47])/[.G42]*100" table:style-name="ce1">
            <text:p>69.71830986</text:p>
          </table:table-cell>
          <table:table-cell office:value-type="float" office:value="95.022940959389274" table:formula="of:=([.D47]-[.C42])/[.C42]*100" table:style-name="ce1">
            <text:p>95.022940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0-middle</text:p>
          </table:table-cell>
          <table:table-cell office:value-type="string" table:style-name="ce1">
            <text:p>FLARES-1</text:p>
          </table:table-cell>
          <table:table-cell office:value-type="float" office:value="178.85499999999999" table:style-name="ce1">
            <text:p>178.855</text:p>
          </table:table-cell>
          <table:table-cell office:value-type="float" office:value="185.08" table:style-name="ce1">
            <text:p>185.08</text:p>
          </table:table-cell>
          <table:table-cell office:value-type="float" office:value="43.08" table:style-name="ce1">
            <text:p>43.08</text:p>
          </table:table-cell>
          <table:table-cell office:value-type="float" office:value="4.3079999999999998" table:formula="of:=[.E48]/10" table:style-name="ce1">
            <text:p>4.308</text:p>
          </table:table-cell>
          <table:table-cell office:value-type="float" office:value="0.72199999999999998" table:style-name="ce1">
            <text:p>0.722</text:p>
          </table:table-cell>
          <table:table-cell table:number-columns-repeated="4" table:style-name="ce1"/>
          <table:table-cell office:value-type="float" office:value="49.154929577464792" table:formula="of:=([.G42]-[.G48])/[.G42]*100" table:style-name="ce1">
            <text:p>49.15492958</text:p>
          </table:table-cell>
          <table:table-cell office:value-type="float" office:value="1.9426834037443694" table:formula="of:=([.D48]-[.C42])/[.C42]*100" table:style-name="ce1">
            <text:p>1.942683404</text:p>
          </table:table-cell>
          <table:table-cell table:number-columns-repeated="1637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Sandhya Saisubramanian</dc:creator>
    <meta:creation-date>2017-10-23T18:12:21Z</meta:creation-date>
    <dc:date>2017-11-08T20:21:16Z</dc:date>
    <meta:editing-cycles>76</meta:editing-cycles>
    <meta:editing-duration>PT18142S</meta:editing-duration>
  </office:meta>
</office:document-meta>
</file>